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  <style:font-face style:name="serif" svg:font-family="serif"/>
  </office:font-face-decls>
  <office:automatic-styles>
    <style:style style:name="P1" style:family="paragraph" style:parent-style-name="Standard">
      <style:paragraph-properties style:writing-mode="lr-tb"/>
      <style:text-properties style:font-name="sans-serif" fo:font-size="13.5pt"/>
    </style:style>
    <style:style style:name="P2" style:family="paragraph" style:parent-style-name="Standard">
      <style:paragraph-properties style:writing-mode="lr-tb"/>
      <style:text-properties style:font-name="sans-serif" fo:font-size="13.5pt" fo:font-weight="bold" style:font-weight-asian="bold" style:font-weight-complex="bold"/>
    </style:style>
    <style:style style:name="P3" style:family="paragraph" style:parent-style-name="Standard">
      <style:paragraph-properties style:writing-mode="lr-tb"/>
      <style:text-properties style:font-name="sans-serif" fo:font-size="13.5pt" fo:font-weight="normal" officeooo:rsid="001430e1" officeooo:paragraph-rsid="001430e1" style:font-weight-asian="normal" style:font-weight-complex="normal"/>
    </style:style>
    <style:style style:name="P4" style:family="paragraph" style:parent-style-name="Standard">
      <style:text-properties style:font-name="sans-serif" fo:font-size="13.5pt" fo:font-weight="normal" officeooo:rsid="001606b6" style:font-weight-asian="normal" style:font-weight-complex="normal"/>
    </style:style>
    <style:style style:name="P5" style:family="paragraph" style:parent-style-name="Standard">
      <style:text-properties style:font-name="sans-serif" fo:font-size="13.5pt" fo:font-weight="normal" officeooo:rsid="001606b6" officeooo:paragraph-rsid="001606b6" style:font-weight-asian="normal" style:font-weight-complex="normal"/>
    </style:style>
    <style:style style:name="P6" style:family="paragraph" style:parent-style-name="Standard">
      <style:paragraph-properties style:writing-mode="lr-tb"/>
      <style:text-properties fo:color="#5983b0" loext:opacity="100%" style:font-name="sans-serif" fo:font-size="13.5pt" fo:font-weight="bold" style:font-weight-asian="bold" style:font-weight-complex="bold"/>
    </style:style>
    <style:style style:name="T1" style:family="text">
      <style:text-properties style:font-name="serif" fo:font-size="17.25pt"/>
    </style:style>
    <style:style style:name="T2" style:family="text">
      <style:text-properties officeooo:rsid="001430e1"/>
    </style:style>
    <style:style style:name="T3" style:family="text">
      <style:text-properties officeooo:rsid="001606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 text:name="page87R_mcid2"/><text:span text:style-name="T1">Ejercicio</text:span> <text:span text:style-name="T1">1 (0.5</text:span> <text:span text:style-name="T1">puntos)</text:span></text:p>
      <text:p text:style-name="P1"/>
      <text:p text:style-name="P2"><text:bookmark text:name="page87R_mcid3"/>¿<text:span text:style-name="T2">E</text:span>stán todas las instrucciones soportadas?</text:p>
      <text:p text:style-name="P3">Sí, están soportadas todas las instrucciones. <text:span text:style-name="T3">Todas ellas forman parte del conjunto base de instrucciones de RISC-V: las instrucciones de carga y almacenamiento (lw y sw) que permiten transferir datos entre memoria y registros; las instrucciones aritméticas (add, addi, and, andi, xor), que realizan realizan operaciones lógicas y aritméticas básicas; las de salto (j, jal, jalr), que cambian el flujo de ejecución del programa, y las de salto condicional, carga inmediata y aumento de dirección del contador.</text:span></text:p>
      <text:p text:style-name="P4"/>
      <text:p text:style-name="P5">Resumiendo, estas instrucciones cubren las operaciones fundamentales para ejecutar un programa en la arquitectura RISC-V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6T11:43:41.918672355</meta:creation-date>
    <dc:date>2023-10-16T11:52:36.595571873</dc:date>
    <meta:editing-duration>PT8M5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4" meta:word-count="101" meta:character-count="696" meta:non-whitespace-character-count="599"/>
  </office:meta>
</office:document-meta>
</file>